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2A7769FC4D0217C2E53.png" manifest:media-type="image/png"/>
  <manifest:file-entry manifest:full-path="Pictures/1000000100000291000002A7E090AB7467871255.png" manifest:media-type="image/png"/>
  <manifest:file-entry manifest:full-path="Pictures/1000023000002E6800003505F5F5D2F1F80E81D9.svg" manifest:media-type="image/svg+xml"/>
  <manifest:file-entry manifest:full-path="Pictures/1000000100000291000002A7FAE028D6D64D4C64.png" manifest:media-type="image/png"/>
  <manifest:file-entry manifest:full-path="Pictures/10000001000002A7000002A7075B6FDCED2282A2.png" manifest:media-type="image/png"/>
  <manifest:file-entry manifest:full-path="Pictures/1000061C0000335E0000350541DBDAF0BC96F616.svg" manifest:media-type="image/svg+xml"/>
  <manifest:file-entry manifest:full-path="Pictures/100003E60000335E00003505167413D6F33A02CE.svg" manifest:media-type="image/svg+xml"/>
  <manifest:file-entry manifest:full-path="Pictures/100002F200003505000035056626A351B79BB95D.svg" manifest:media-type="image/svg+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P2" style:family="paragraph" style:parent-style-name="Table_20_Contents">
      <style:paragraph-properties fo:text-align="end" style:justify-single-word="false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333333" loext:opacity="100%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fo:font-size="9pt" fo:font-weight="bold" officeooo:paragraph-rsid="0028a8a5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fo:font-size="9pt" officeooo:paragraph-rsid="0043873e" style:font-size-asian="9pt" style:font-size-complex="9pt"/>
    </style:style>
    <style:style style:name="P16" style:family="paragraph" style:parent-style-name="Header">
      <style:text-properties officeooo:paragraph-rsid="003a777b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18" style:family="paragraph" style:parent-style-name="Table_20_Contents">
      <style:text-properties fo:font-size="6pt" officeooo:paragraph-rsid="003a777b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666666" loext:opacity="100%" style:font-name="Hack" fo:font-size="8pt" officeooo:rsid="0028a8a5" officeooo:paragraph-rsid="0028a8a5" style:font-size-asian="8pt" style:font-size-complex="8pt"/>
    </style:style>
    <style:style style:name="P22" style:family="paragraph" style:parent-style-name="Text_20_body">
      <style:paragraph-properties fo:margin-top="0.1201in" fo:margin-bottom="0.0402in" style:contextual-spacing="false" fo:line-height="100%"/>
      <style:text-properties fo:color="#666666" loext:opacity="100%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officeooo:paragraph-rsid="00570fad"/>
    </style:style>
    <style:style style:name="P24" style:family="paragraph" style:parent-style-name="Text_20_body">
      <style:paragraph-properties fo:margin-top="0.1201in" fo:margin-bottom="0.0402in" style:contextual-spacing="false" fo:line-height="100%"/>
      <style:text-properties officeooo:paragraph-rsid="001b7aba"/>
    </style:style>
    <style:style style:name="P25" style:family="paragraph" style:parent-style-name="Text_20_body" style:master-page-name="">
      <style:paragraph-properties fo:margin-top="0.1201in" fo:margin-bottom="0.0402in" style:contextual-spacing="false" fo:line-height="100%" style:page-number="auto"/>
      <style:text-properties officeooo:paragraph-rsid="001b7aba"/>
    </style:style>
    <style:style style:name="P26" style:family="paragraph" style:parent-style-name="Standard">
      <style:text-properties officeooo:paragraph-rsid="0027d32f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201in" fo:margin-bottom="0.0402in" style:contextual-spacing="false" fo:line-height="100%"/>
      <style:text-properties fo:font-weight="bold" officeooo:paragraph-rsid="0041b283" style:font-weight-asian="bold" style:font-weight-complex="bold"/>
    </style:style>
    <style:style style:name="P30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7f9fe"/>
    </style:style>
    <style:style style:name="P31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953019"/>
    </style:style>
    <style:style style:name="P32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836cdf"/>
    </style:style>
    <style:style style:name="P35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71599a"/>
    </style:style>
    <style:style style:name="P36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49a5f"/>
    </style:style>
    <style:style style:name="P37" style:family="paragraph" style:parent-style-name="Text_20_body" style:list-style-name="L1">
      <style:paragraph-properties fo:margin-top="0in" fo:margin-bottom="0.0201in" style:contextual-spacing="false" fo:line-height="100%"/>
      <style:text-properties officeooo:paragraph-rsid="0049375a"/>
    </style:style>
    <style:style style:name="P38" style:family="paragraph" style:parent-style-name="Text_20_body" style:list-style-name="L1">
      <style:paragraph-properties fo:margin-top="0in" fo:margin-bottom="0.0201in" style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39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953019" officeooo:paragraph-rsid="00953019"/>
    </style:style>
    <style:style style:name="P40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42c7d" officeooo:paragraph-rsid="00842c7d"/>
    </style:style>
    <style:style style:name="P41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59408a" officeooo:paragraph-rsid="0059408a"/>
    </style:style>
    <style:style style:name="P42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.0201in" style:contextual-spacing="false" fo:line-height="100%"/>
      <style:text-properties fo:color="#333333" loext:opacity="100%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ext_20_body" style:list-style-name="L1">
      <style:paragraph-properties fo:margin-top="0in" fo:margin-bottom="0in" style:contextual-spacing="false" fo:line-height="100%"/>
      <style:text-properties fo:color="#333333" loext:opacity="100%" officeooo:paragraph-rsid="00408f35"/>
    </style:style>
    <style:style style:name="P45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86ee03" officeooo:paragraph-rsid="0086ee03"/>
    </style:style>
    <style:style style:name="P46" style:family="paragraph" style:parent-style-name="Text_20_body" style:list-style-name="L1">
      <style:paragraph-properties fo:margin-top="0in" fo:margin-bottom="0.0201in" style:contextual-spacing="false" fo:line-height="100%"/>
      <style:text-properties officeooo:rsid="00449a5f" officeooo:paragraph-rsid="0046387a"/>
    </style:style>
    <style:style style:name="T1" style:family="text">
      <style:text-properties fo:color="#666666" loext:opacity="100%" fo:font-weight="normal" style:font-weight-asian="normal" style:font-weight-complex="normal"/>
    </style:style>
    <style:style style:name="T2" style:family="text">
      <style:text-properties fo:color="#666666" loext:opacity="100%" style:font-name="Hack" fo:font-size="16pt" officeooo:rsid="00104b99" style:font-size-asian="16pt" style:font-size-complex="16pt"/>
    </style:style>
    <style:style style:name="T3" style:family="text">
      <style:text-properties fo:color="#666666" loext:opacity="100%" style:font-name="Hack" fo:font-size="16pt" officeooo:rsid="00187346" style:font-size-asian="16pt" style:font-size-complex="16pt"/>
    </style:style>
    <style:style style:name="T4" style:family="text">
      <style:text-properties fo:color="#666666" loext:opacity="100%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loext:opacity="100%" style:font-name="Hack" fo:font-size="11pt" officeooo:rsid="00104b99" style:font-size-asian="11pt" style:font-size-complex="11pt"/>
    </style:style>
    <style:style style:name="T6" style:family="text">
      <style:text-properties fo:color="#666666" loext:opacity="100%" style:font-name="Hack" fo:font-size="11pt" officeooo:rsid="001a23bb" style:font-size-asian="11pt" style:font-size-complex="11pt"/>
    </style:style>
    <style:style style:name="T7" style:family="text">
      <style:text-properties fo:color="#666666" loext:opacity="100%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loext:opacity="100%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loext:opacity="100%" style:font-name="Hack" fo:font-size="14pt" officeooo:rsid="00104b99" style:font-size-asian="14pt" style:font-size-complex="14pt"/>
    </style:style>
    <style:style style:name="T10" style:family="text">
      <style:text-properties fo:color="#666666" loext:opacity="100%" style:font-name="Hack" fo:font-size="15pt" officeooo:rsid="00104b99" style:font-size-asian="15pt" style:font-size-complex="15pt"/>
    </style:style>
    <style:style style:name="T11" style:family="text">
      <style:text-properties fo:color="#666666" loext:opacity="100%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loext:opacity="100%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333333" loext:opacity="100%" fo:font-size="7pt" style:font-size-asian="7pt" style:font-size-complex="7pt"/>
    </style:style>
    <style:style style:name="T16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T17" style:family="text">
      <style:text-properties fo:color="#333333" loext:opacity="100%" style:font-name="Hack" fo:font-size="7pt" officeooo:rsid="003228d8" style:font-size-asian="7pt" style:font-size-complex="7pt"/>
    </style:style>
    <style:style style:name="T18" style:family="text">
      <style:text-properties fo:color="#333333" loext:opacity="100%" style:font-name="Hack" fo:font-size="7pt" officeooo:rsid="00324012" style:font-size-asian="7pt" style:font-size-complex="7pt"/>
    </style:style>
    <style:style style:name="T19" style:family="text">
      <style:text-properties fo:color="#333333" loext:opacity="100%" style:font-name="Hack" fo:font-size="10pt" fo:font-weight="bold" officeooo:rsid="003d5eee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Hack" fo:font-size="10pt" fo:font-weight="bold" officeooo:rsid="003b2ff1" style:font-size-asian="10pt" style:font-weight-asian="bold" style:font-size-complex="10pt" style:font-weight-complex="bold"/>
    </style:style>
    <style:style style:name="T21" style:family="text">
      <style:text-properties fo:color="#333333" loext:opacity="100%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333333" loext:opacity="100%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333333" loext:opacity="100%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333333" loext:opacity="100%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333333" loext:opacity="100%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333333" loext:opacity="100%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333333" loext:opacity="100%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333333" loext:opacity="100%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333333" loext:opacity="100%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fo:color="#333333" loext:opacity="100%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1" style:family="text">
      <style:text-properties fo:color="#333333" loext:opacity="100%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33333" loext:opacity="100%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33333" loext:opacity="100%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33333" loext:opacity="100%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loext:opacity="100%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loext:opacity="100%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loext:opacity="100%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loext:opacity="100%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loext:opacity="100%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loext:opacity="100%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loext:opacity="100%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loext:opacity="100%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loext:opacity="100%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loext:opacity="100%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loext:opacity="100%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loext:opacity="100%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loext:opacity="100%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loext:opacity="100%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loext:opacity="100%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loext:opacity="100%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loext:opacity="100%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loext:opacity="100%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loext:opacity="100%" style:font-name="Hack" fo:font-size="8pt" fo:font-weight="normal" officeooo:rsid="008dad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loext:opacity="100%" style:font-name="Hack" fo:font-size="8pt" fo:font-weight="normal" officeooo:rsid="008f3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loext:opacity="100%" style:font-name="Hack" fo:font-size="8pt" fo:font-weight="normal" officeooo:rsid="009530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333333" loext:opacity="100%" style:font-name="Hack" fo:font-weight="bold" officeooo:rsid="003d5eee" style:font-weight-asian="bold" style:font-weight-complex="bold"/>
    </style:style>
    <style:style style:name="T58" style:family="text">
      <style:text-properties fo:color="#333333" loext:opacity="100%" style:font-name="Hack" fo:font-weight="bold" officeooo:rsid="003b2ff1" style:font-weight-asian="bold" style:font-weight-complex="bold"/>
    </style:style>
    <style:style style:name="T59" style:family="text">
      <style:text-properties style:font-name="Hack" fo:font-size="7pt" style:font-size-asian="7pt" style:font-size-complex="7pt"/>
    </style:style>
    <style:style style:name="T60" style:family="text">
      <style:text-properties style:font-name="Hack" fo:font-size="7pt" officeooo:rsid="0031a901" style:font-size-asian="7pt" style:font-size-complex="7pt"/>
    </style:style>
    <style:style style:name="T61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62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63" style:family="text">
      <style:text-properties style:font-name="Hack" fo:font-size="8pt" fo:font-weight="normal" officeooo:rsid="00930fa6" style:font-size-asian="7pt" style:font-weight-asian="normal" style:font-size-complex="8pt" style:font-weight-complex="normal"/>
    </style:style>
    <style:style style:name="T64" style:family="text">
      <style:text-properties style:font-name="Hack" fo:font-size="8pt" fo:font-weight="normal" officeooo:rsid="0094f2ab" style:font-size-asian="7pt" style:font-weight-asian="normal" style:font-size-complex="8pt" style:font-weight-complex="normal"/>
    </style:style>
    <style:style style:name="T65" style:family="text">
      <style:text-properties style:font-name="Hack" officeooo:rsid="0051f933"/>
    </style:style>
    <style:style style:name="T66" style:family="text">
      <style:text-properties style:font-name="Hack" officeooo:rsid="0028a8a5"/>
    </style:style>
    <style:style style:name="T67" style:family="text">
      <style:text-properties style:font-name="Hack" officeooo:rsid="003d5eee"/>
    </style:style>
    <style:style style:name="T68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69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70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71" style:family="text">
      <style:text-properties style:font-name="Hack" officeooo:rsid="00973160" style:font-style-asian="normal" style:font-style-complex="normal" style:text-overline-style="none" style:text-overline-color="font-color"/>
    </style:style>
    <style:style style:name="T72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73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74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75" style:family="text">
      <style:text-properties style:font-name="Hack" fo:font-weight="bold" officeooo:rsid="009116f3" style:font-style-asian="normal" style:font-weight-asian="bold" style:font-style-complex="normal" style:font-weight-complex="bold" style:text-overline-style="none" style:text-overline-color="font-color"/>
    </style:style>
    <style:style style:name="T76" style:family="text">
      <style:text-properties style:font-name="Hack" officeooo:rsid="00973160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officeooo:rsid="001d0284"/>
    </style:style>
    <style:style style:name="T79" style:family="text">
      <style:text-properties officeooo:rsid="002a0500"/>
    </style:style>
    <style:style style:name="T80" style:family="text">
      <style:text-properties officeooo:rsid="003b2ff1"/>
    </style:style>
    <style:style style:name="T81" style:family="text">
      <style:text-properties officeooo:rsid="003c668d"/>
    </style:style>
    <style:style style:name="T82" style:family="text">
      <style:text-properties officeooo:rsid="0043873e"/>
    </style:style>
    <style:style style:name="T83" style:family="text">
      <style:text-properties officeooo:rsid="00842c7d"/>
    </style:style>
    <style:style style:name="T84" style:family="text">
      <style:text-properties officeooo:rsid="0086ee03"/>
    </style:style>
    <style:style style:name="T85" style:family="text">
      <style:text-properties officeooo:rsid="0072b63b"/>
    </style:style>
    <style:style style:name="T86" style:family="text">
      <style:text-properties officeooo:rsid="0059408a"/>
    </style:style>
    <style:style style:name="T87" style:family="text">
      <style:text-properties officeooo:rsid="0087f9fe"/>
    </style:style>
    <style:style style:name="T88" style:family="text">
      <style:text-properties officeooo:rsid="008dad1f"/>
    </style:style>
    <style:style style:name="T89" style:family="text">
      <style:text-properties officeooo:rsid="00920327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Catchpoint, Systems Inc.</text:p>
            <text:p text:style-name="P7"><text:span text:style-name="T88">Senior</text:span><text:span text:style-name="T81"> </text:span><text:span text:style-name="T88">Software Engineer</text:span></text:p>
          </table:table-cell>
          <table:table-cell table:style-name="Table2.A1" office:value-type="string">
            <text:p text:style-name="P14"><text:span text:style-name="T68">11/</text:span><text:span text:style-name="T69">201</text:span><text:span text:style-name="T71">7</text:span><text:span text:style-name="T69"> – </text:span><text:span text:style-name="T70">Present</text:span></text:p>
            <text:p text:style-name="P19">N<text:span text:style-name="T80">ew York</text:span>, N<text:span text:style-name="T80">Y</text:span></text:p>
          </table:table-cell>
        </table:table-row>
        <table:table-row>
          <table:table-cell table:style-name="Table2.A2" table:number-columns-spanned="2" office:value-type="string">
            <text:list xml:id="list276449506" text:style-name="L1">
              <text:list-item>
                <text:p text:style-name="P30"><text:span text:style-name="T41">D</text:span><text:span text:style-name="T31">esign, implement, </text:span><text:span text:style-name="T35">test, and</text:span><text:span text:style-name="T31"> maintain features </text:span><text:span text:style-name="T41">for </text:span><text:span text:style-name="T53">Cat</text:span><text:span text:style-name="T55">c</text:span><text:span text:style-name="T53">hpoint’s</text:span><text:span text:style-name="T41"> </text:span><text:span text:style-name="T51">globally distributed </text:span><text:span text:style-name="T41">data pipeline and proprietary NoSQL time-series database.</text:span></text:p>
              </text:list-item>
              <text:list-item>
                <text:p text:style-name="P31"><text:span text:style-name="T41">P</text:span><text:span text:style-name="T38">rimarily work </text:span><text:span text:style-name="T40">with</text:span><text:span text:style-name="T38"> C#, </text:span><text:span text:style-name="T56">SQL, and git.</text:span></text:p>
              </text:list-item>
              <text:list-item>
                <text:p text:style-name="P31"><text:span text:style-name="T56">O</text:span><text:span text:style-name="T38">ccasionally </text:span><text:span text:style-name="T56">work with</text:span><text:span text:style-name="T38"> Python, </text:span><text:span text:style-name="T56">React, Javascript, and </text:span><text:span text:style-name="T38">NodeJS.</text:span></text:p>
              </text:list-item>
              <text:list-item>
                <text:p text:style-name="P32"><text:span text:style-name="T36">Le</text:span><text:span text:style-name="T42">a</text:span><text:span text:style-name="T36">d</text:span><text:span text:style-name="T33"> the</text:span><text:span text:style-name="T31"> </text:span><text:span text:style-name="T33">team’s </text:span><text:span text:style-name="T31">.NET Core/.</text:span><text:span text:style-name="T43">NET 5</text:span><text:span text:style-name="T31"> </text:span><text:span text:style-name="T33">migration </text:span><text:span text:style-name="T52">effort</text:span><text:span text:style-name="T36">, </text:span><text:span text:style-name="T44">including the conversion of WCF services to gRPC.</text:span></text:p>
              </text:list-item>
              <text:list-item>
                <text:p text:style-name="P33"><text:span text:style-name="T32">Performed </text:span><text:span text:style-name="T54">the </text:span><text:span text:style-name="T32">architectural design, cost analysis, and implementation </text:span><text:span text:style-name="T54">for</text:span><text:span text:style-name="T33"> a </text:span><text:span text:style-name="T36">CIO-mandated strategic</text:span><text:span text:style-name="T35"> initiative</text:span><text:span text:style-name="T33"> to migrate a </text:span><text:span text:style-name="T54">100</text:span><text:span text:style-name="T33">TB/month global storage system to </text:span><text:span text:style-name="T34">AWS S3.</text:span></text:p>
              </text:list-item>
              <text:list-item>
                <text:p text:style-name="P34"><text:span text:style-name="T47">R</text:span><text:span text:style-name="T33">educe</text:span><text:span text:style-name="T36">d</text:span><text:span text:style-name="T33"> average query times by </text:span><text:span text:style-name="T47">40% by</text:span><text:span text:style-name="T33"> </text:span><text:span text:style-name="T36">introducing</text:span><text:span text:style-name="T33"> </text:span><text:span text:style-name="T45">a </text:span><text:span text:style-name="T33">heuristic to reorder lookup/filtering operations.</text:span></text:p>
              </text:list-item>
              <text:list-item>
                <text:p text:style-name="P34"><text:span text:style-name="T34">D</text:span><text:span text:style-name="T47">esigned a consistent-hashing scheme to overcome the horizontal scaling constraints of Catchpoint’s NoSQL time-series database.</text:span></text:p>
              </text:list-item>
              <text:list-item>
                <text:p text:style-name="P39"><text:span text:style-name="T47">D</text:span><text:span text:style-name="T21">elivered a proof of concept to migrate Catchpoint’s time-series database’s storage engine to ClickHouse.</text:span></text:p>
              </text:list-item>
              <text:list-item>
                <text:p text:style-name="P40"><text:span text:style-name="T47">De</text:span><text:span text:style-name="T51">livered</text:span><text:span text:style-name="T21"> a zero-downtime deployment system for Catchpoint’s global fleet of web servers.</text:span></text:p>
              </text:list-item>
              <text:list-item>
                <text:p text:style-name="P40"><text:span text:style-name="T21">De</text:span><text:span text:style-name="T51">livered</text:span><text:span text:style-name="T21"> an automated deployment tool that replaced an error-prone and manual deployment process.</text:span></text:p>
              </text:list-item>
              <text:list-item>
                <text:p text:style-name="P34"><text:span text:style-name="T54">Developed</text:span><text:span text:style-name="T36"> an IO parallelization strategy that considerably reduced data insert times </text:span><text:span text:style-name="T51">and hardware requirements</text:span><text:span text:style-name="T37">.</text:span></text:p>
              </text:list-item>
              <text:list-item>
                <text:p text:style-name="P41"><text:span text:style-name="T54">Built</text:span><text:span text:style-name="T21"> a </text:span><text:span text:style-name="T39">custom </text:span><text:span text:style-name="T21">query language for </text:span><text:span text:style-name="T45">Catchpoint’s</text:span><text:span text:style-name="T21"> </text:span><text:span text:style-name="T49">NoSQL </text:span><text:span text:style-name="T21">time-series database.</text:span></text:p>
              </text:list-item>
              <text:list-item>
                <text:p text:style-name="P42"><text:span text:style-name="T88">Built</text:span> a bump-allocation based memory allocation strategy to improve garbage-collection times.</text:p>
              </text:list-item>
              <text:list-item>
                <text:p text:style-name="P43"><text:span text:style-name="T87">Frequently </text:span><text:span text:style-name="T89">collaborate</text:span><text:span text:style-name="T83"> with </text:span><text:span text:style-name="T87">SRE’s </text:span><text:span text:style-name="T84">and technical account managers </text:span><text:span text:style-name="T83">to s</text:span><text:span text:style-name="T85">o</text:span><text:span text:style-name="T86">lve </text:span><text:span text:style-name="T84">both</text:span><text:span text:style-name="T86"> </text:span><text:span text:style-name="T84">infrastructure and client</text:span><text:span text:style-name="T86"> </text:span><text:span text:style-name="T84">issues.</text:span></text:p>
              </text:list-item>
              <text:list-item>
                <text:p text:style-name="P33"><text:span text:style-name="T33">Regularly investigate and solve CPU, IO, </text:span><text:span text:style-name="T48">and </text:span><text:span text:style-name="T33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<text:span text:style-name="T57">Infragistics</text:span><text:span text:style-name="T58">, Inc.</text:span></text:p>
            <text:p text:style-name="P8">Associate Software Developer</text:p>
          </table:table-cell>
          <table:table-cell table:style-name="Table7.A1" office:value-type="string">
            <text:p text:style-name="P13"><text:span text:style-name="T65">5/</text:span><text:span text:style-name="T66">201</text:span><text:span text:style-name="T67">6</text:span><text:span text:style-name="T66"> – </text:span><text:span text:style-name="T65">11/</text:span><text:span text:style-name="T67">201</text:span><text:span text:style-name="T76">7</text:span></text:p>
            <text:p text:style-name="P23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183955943628548" text:continue-numbering="true" text:style-name="L1">
              <text:list-item>
                <text:p text:style-name="P45"><text:span text:style-name="T25">W</text:span><text:span text:style-name="T21">orked on a full-stack engineering team that delivered a business-intelligence product called ReportPlus.</text:span></text:p>
              </text:list-item>
              <text:list-item>
                <text:p text:style-name="P35"><text:span text:style-name="T25">Developed, maintained, and tested features using </text:span><text:span text:style-name="T22">C#, Angular 4, TypeScript, Webpack, ASP.NET,</text:span><text:span text:style-name="T24"> </text:span><text:span text:style-name="T22">SQL</text:span><text:span text:style-name="T26">, </text:span><text:span text:style-name="T28">and </text:span><text:span text:style-name="T26">Git.</text:span></text:p>
              </text:list-item>
              <text:list-item>
                <text:p text:style-name="P38"><text:span text:style-name="T50">Collaborated</text:span><text:span text:style-name="T23"> with PM/UX to d</text:span><text:span text:style-name="T28">eliver</text:span><text:span text:style-name="T23"> a data export feature, involving 10+ </text:span><text:span text:style-name="T24">Angular</text:span><text:span text:style-name="T23"> screens and numerous API endpoints.</text:span></text:p>
              </text:list-item>
              <text:list-item>
                <text:p text:style-name="P38"><text:span text:style-name="T28">P</text:span><text:span text:style-name="T23">rototyped a JSON Web Token (JWT) authentication scheme </text:span><text:span text:style-name="T24">that eventually </text:span><text:span text:style-name="T46">was </text:span><text:span text:style-name="T24">integrated into the product</text:span><text:span text:style-name="T23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19">Infragistics</text:span><text:span text:style-name="T20">, Inc.</text:span></text:p>
            <text:p text:style-name="P9"><text:span text:style-name="T82">Associate </text:span>Software Developer - <text:span text:style-name="T82">Intern</text:span></text:p>
          </table:table-cell>
          <table:table-cell table:style-name="Table6.A1" office:value-type="string">
            <text:p text:style-name="P15"><text:span text:style-name="T74">Summer</text:span><text:span text:style-name="T75">s</text:span><text:span text:style-name="T74"> </text:span><text:span text:style-name="T72">2013</text:span><text:span text:style-name="T73"> </text:span><text:span text:style-name="T75">and</text:span><text:span text:style-name="T74"> 2014</text:span><text:span text:style-name="T73">, </text:span><text:span text:style-name="T72">4/</text:span><text:span text:style-name="T73">2015 – </text:span><text:span text:style-name="T72">5/</text:span><text:span text:style-name="T73">2016</text:span></text:p>
            <text:p text:style-name="P20"><text:span text:style-name="T82">Cranbury</text:span>, N<text:span text:style-name="T82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183956094121556" text:continue-numbering="true" text:style-name="L1">
              <text:list-item>
                <text:p text:style-name="P36"><text:span text:style-name="T22">P</text:span><text:span text:style-name="T26">articipated in three </text:span><text:span text:style-name="T30">consecutive</text:span><text:span text:style-name="T26"> internships working in both product development and </text:span><text:span text:style-name="T47">customer </text:span><text:span text:style-name="T26">consulting.</text:span></text:p>
              </text:list-item>
              <text:list-item>
                <text:p text:style-name="P46"><text:span text:style-name="T27">D</text:span><text:span text:style-name="T25">eveloped, maintained, and tested features </text:span><text:span text:style-name="T27">using C# </text:span><text:span text:style-name="T42">and </text:span><text:span text:style-name="T27">Java</text:span><text:span text:style-name="T28">.</text:span></text:p>
              </text:list-item>
              <text:list-item>
                <text:p text:style-name="P37"><text:span text:style-name="T29">Delivered an</text:span><text:span text:style-name="T26"> Android application t</text:span><text:span text:style-name="T29">hat</text:span><text:span text:style-name="T26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29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">Rutgers, The State University of New Jersey</text:p>
            <text:p text:style-name="P12">B.A. Computer Science</text:p>
          </table:table-cell>
          <table:table-cell table:style-name="Education.A1" office:value-type="string">
            <text:p text:style-name="P21"/>
          </table:table-cell>
        </table:table-row>
      </table:table>
      <text:p text:style-name="P2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Zeta Beta Tau Fraternity – Beta Delta Chapter</text:p>
            <text:p text:style-name="P10">Treasurer (Executive Board)</text:p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2" table:number-columns-spanned="2" office:value-type="string">
            <text:list xml:id="list183955106640846" text:continue-numbering="true" text:style-name="L1">
              <text:list-item>
                <text:p text:style-name="P44"><text:span text:style-name="T61">Managed</text:span><text:span text:style-name="T62"> $300,000</text:span><text:span text:style-name="T61"> </text:span><text:span text:style-name="T63">in </text:span><text:span text:style-name="T61">annual rent collection </text:span><text:span text:style-name="T62">and </text:span><text:span text:style-name="T63">a</text:span><text:span text:style-name="T62"> </text:span><text:span text:style-name="T61">$50,000 operating budget </text:span><text:span text:style-name="T64">for the 70+ member organization</text:span><text:span text:style-name="T61">.</text:span></text:p>
              </text:list-item>
            </text:list>
          </table:table-cell>
          <table:covered-table-cell/>
        </table:table-row>
      </table:table>
      <text:p text:style-name="P22">H<text:span text:style-name="T77">onors &amp; </text:span><text:span text:style-name="T79">A</text:span><text:span text:style-name="T77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Boy Scouts of America</text:p>
            <text:p text:style-name="P11"><text:span text:style-name="T78">E</text:span>agle Scout</text:p>
          </table:table-cell>
          <table:table-cell table:style-name="Table3.A1" office:value-type="string">
            <text:p text:style-name="P2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loext:opacity="100%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loext:opacity="100%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loext:opacity="100%" style:font-name="Hack" fo:font-size="16pt" officeooo:rsid="00104b99" style:font-size-asian="16pt" style:font-size-complex="16pt"/>
    </style:style>
    <style:style style:name="MT4" style:family="text">
      <style:text-properties fo:color="#666666" loext:opacity="100%" style:font-name="Hack" fo:font-size="11pt" officeooo:rsid="00104b99" style:font-size-asian="11pt" style:font-size-complex="11pt"/>
    </style:style>
    <style:style style:name="MT5" style:family="text">
      <style:text-properties fo:color="#666666" loext:opacity="100%" style:font-name="Hack" fo:font-size="14pt" officeooo:rsid="00104b99" style:font-size-asian="14pt" style:font-size-complex="14pt"/>
    </style:style>
    <style:style style:name="MT6" style:family="text">
      <style:text-properties fo:color="#666666" loext:opacity="100%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loext:opacity="100%" fo:font-size="7pt" style:font-size-asian="7pt" style:font-size-complex="7pt"/>
    </style:style>
    <style:style style:name="MT9" style:family="text">
      <style:text-properties fo:color="#333333" loext:opacity="100%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loext:opacity="100%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loext:opacity="100%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draw:mime-type="image/svg+xml"/><draw:image xlink:href="Pictures/10000001000002A7000002A7075B6FDCED2282A2.png" xlink:type="simple" xlink:show="embed" xlink:actuate="onLoad" draw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draw:mime-type="image/svg+xml"/><draw:image xlink:href="Pictures/1000000100000291000002A7FAE028D6D64D4C64.png" xlink:type="simple" xlink:show="embed" xlink:actuate="onLoad" draw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draw:mime-type="image/svg+xml"/><draw:image xlink:href="Pictures/1000000100000291000002A7E090AB7467871255.png" xlink:type="simple" xlink:show="embed" xlink:actuate="onLoad" draw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draw:mime-type="image/svg+xml"/><draw:image xlink:href="Pictures/1000000100000252000002A7769FC4D0217C2E53.png" xlink:type="simple" xlink:show="embed" xlink:actuate="onLoad" draw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2:35:53.735381633</meta:creation-date>
    <dc:date>2022-11-14T18:39:54.079970013</dc:date>
    <meta:editing-duration>PT4H42M34S</meta:editing-duration>
    <meta:editing-cycles>89</meta:editing-cycles>
    <meta:generator>LibreOffice/7.3.6.2$MacOSX_AARCH64 LibreOffice_project/c28ca90fd6e1a19e189fc16c05f8f8924961e12e</meta:generator>
    <meta:document-statistic meta:table-count="7" meta:image-count="4" meta:object-count="0" meta:page-count="1" meta:paragraph-count="51" meta:word-count="409" meta:character-count="2921" meta:non-whitespace-character-count="2578"/>
  </office:meta>
</office:document-meta>
</file>